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sen(cos(x**2)**2)**2)/(sqrt(x))</text:p>
      <text:p text:style-name="Standard"/>
      <text:p text:style-name="Standard">dt = 0,001</text:p>
      <text:p text:style-name="Standard">df = (f(x+dt)-f(x))/dt</text:p>
      <text:p text:style-name="Standard"/>
      <text:p text:style-name="Standard">1 tarefa:</text:p>
      <text:p text:style-name="Standard">f(x) = x/(cos²(x)+1)</text:p>
      <text:p text:style-name="Standard">→ pedir um x arbitrátrio</text:p>
      <text:p text:style-name="Standard">→ retornar a f'(x)</text:p>
      <text:p text:style-name="Standard"/>
      <text:p text:style-name="Standard">f'(x) = (xsen(2x)+cos²(x)+1)/((cos²(x)+1)²)</text:p>
      <text:p text:style-name="Standard"/>
      <text:p text:style-name="Standard">2 tarefa:</text:p>
      <text:p text:style-name="Standard">→ testar valores de dx = {1 ….. muito pequeno}</text:p>
      <text:p text:style-name="Standard"/>
      <text:p text:style-name="Standard">3 tarefa:</text:p>
      <text:p text:style-name="Standard">→ calcular a derivada da f(x); x de[-2,2]</text:p>
      <text:p text:style-name="Standard">→ plotar os resultados </text:p>
      <text:p text:style-name="Standard">→ plotar a função analítica</text:p>
      <text:p text:style-name="Standard">replot "df.dat" title "Funcao numerica" w lines lt 2 lc 3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5-02T15:19:00</meta:creation-date>
    <meta:generator>LibreOffice/3.5$Linux_X86_64 LibreOffice_project/350m1$Build-2</meta:generator>
    <dc:date>2016-05-02T17:08:33</dc:date>
    <dc:creator>Cristiane Oliveira</dc:creator>
    <meta:editing-duration>PT1H6M2S</meta:editing-duration>
    <meta:editing-cycles>2</meta:editing-cycles>
    <meta:document-statistic meta:table-count="0" meta:image-count="0" meta:object-count="0" meta:page-count="1" meta:paragraph-count="15" meta:word-count="74" meta:character-count="391" meta:non-whitespace-character-count="338"/>
  </office:meta>
</office:document-meta>
</file>